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style:font-family-generic="swiss"/>
    <style:font-face style:name="Helvetica1" svg:font-family="Helvetica" style:font-adornments="Negrita" style:font-family-generic="swiss"/>
    <style:font-face style:name="Helvetica2" svg:font-family="Helvetica" style:font-adornments="Norm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helvetica" svg:font-family="helvetica" style:font-family-generic="roman" style:font-pitch="variable"/>
    <style:font-face style:name="helvetica1" svg:font-family="helvetica" style:font-family-generic="swiss"/>
  </office:font-face-decls>
  <office:automatic-styles>
    <style:style style:name="P1" style:family="paragraph" style:parent-style-name="Header">
      <style:text-properties style:font-name="Helvetica"/>
    </style:style>
    <style:style style:name="P2" style:family="paragraph" style:parent-style-name="Standard">
      <style:text-properties style:font-name="Helvetica" officeooo:rsid="0023898a" officeooo:paragraph-rsid="0023898a"/>
    </style:style>
    <style:style style:name="P3" style:family="paragraph" style:parent-style-name="Standard">
      <style:paragraph-properties fo:text-align="justify" style:justify-single-word="false"/>
      <style:text-properties style:font-name="Helvetica" officeooo:rsid="0023898a" officeooo:paragraph-rsid="0023898a"/>
    </style:style>
    <style:style style:name="P4" style:family="paragraph" style:parent-style-name="Standard">
      <style:text-properties style:font-name="Helvetica" officeooo:rsid="001bd329" officeooo:paragraph-rsid="001bd329"/>
    </style:style>
    <style:style style:name="P5" style:family="paragraph" style:parent-style-name="Standard">
      <style:paragraph-properties fo:text-align="center" style:justify-single-word="false"/>
      <style:text-properties style:font-name="Helvetica" fo:font-style="italic" officeooo:rsid="0023898a" officeooo:paragraph-rsid="0023898a" style:font-style-asian="italic" style:font-style-complex="italic"/>
    </style:style>
    <style:style style:name="P6" style:family="paragraph" style:parent-style-name="Text_20_body">
      <style:paragraph-properties fo:margin-top="0cm" fo:margin-bottom="0cm" style:contextual-spacing="false" fo:text-align="center" style:justify-single-word="false"/>
      <style:text-properties style:font-name="Helvetica" fo:font-size="14pt" fo:font-style="italic" style:text-underline-style="none" fo:font-weight="bold" style:font-size-asian="14pt" style:font-style-asian="italic" style:font-weight-asian="bold" style:font-size-complex="14pt" style:font-style-complex="italic" style:font-weight-complex="bold"/>
    </style:style>
    <style:style style:name="P7" style:family="paragraph" style:parent-style-name="Standard">
      <style:text-properties style:font-name="Helvetica" fo:font-size="6pt" fo:font-style="italic" officeooo:rsid="0023898a" officeooo:paragraph-rsid="0023898a" style:font-size-asian="5.25pt" style:font-style-asian="italic" style:font-size-complex="6pt" style:font-style-complex="italic"/>
    </style:style>
    <style:style style:name="P8" style:family="paragraph" style:parent-style-name="Text_20_body">
      <style:paragraph-properties fo:margin-top="0cm" fo:margin-bottom="0cm" style:contextual-spacing="false" fo:text-align="center" style:justify-single-word="false"/>
      <style:text-properties style:font-name="Helvetica" fo:font-size="6pt" fo:font-style="italic" style:text-underline-style="none" fo:font-weight="normal" style:font-size-asian="5.25pt" style:font-style-asian="italic" style:font-weight-asian="normal" style:font-size-complex="6pt" style:font-style-complex="italic" style:font-weight-complex="normal"/>
    </style:style>
    <style:style style:name="P9" style:family="paragraph" style:parent-style-name="Text_20_body">
      <style:paragraph-properties fo:margin-top="0cm" fo:margin-bottom="0cm" style:contextual-spacing="false" fo:text-align="center" style:justify-single-word="false"/>
      <style:text-properties style:font-name="Helvetica"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Text_20_body">
      <style:paragraph-properties fo:margin-top="0cm" fo:margin-bottom="0cm" style:contextual-spacing="false" fo:text-align="center" style:justify-single-word="false"/>
      <style:text-properties style:font-name="Helvetica" fo:font-size="12pt" fo:font-style="italic" style:text-underline-style="none" fo:font-weight="normal" style:font-size-asian="10.5pt" style:font-style-asian="italic" style:font-weight-asian="normal" style:font-size-complex="12pt" style:font-style-complex="italic" style:font-weight-complex="normal"/>
    </style:style>
    <style:style style:name="P11" style:family="paragraph" style:parent-style-name="Text_20_body">
      <style:paragraph-properties fo:text-align="justify" style:justify-single-word="false"/>
      <style:text-properties style:font-name="Helvetica" fo:font-size="12pt" fo:font-style="italic" style:text-underline-style="none" fo:font-weight="normal" style:font-size-asian="10.5pt" style:font-style-asian="italic" style:font-weight-asian="normal" style:font-size-complex="12pt" style:font-style-complex="italic" style:font-weight-complex="normal"/>
    </style:style>
    <style:style style:name="P12" style:family="paragraph" style:parent-style-name="Text_20_body">
      <style:paragraph-properties fo:margin-top="0cm" fo:margin-bottom="0cm" style:contextual-spacing="false" fo:text-align="justify" style:justify-single-word="false"/>
      <style:text-properties style:font-name="Helvetica"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text-properties officeooo:rsid="001bd329" officeooo:paragraph-rsid="001bd329"/>
    </style:style>
    <style:style style:name="P14" style:family="paragraph" style:parent-style-name="Standard">
      <style:paragraph-properties fo:break-before="page"/>
      <style:text-properties officeooo:rsid="001bd329" officeooo:paragraph-rsid="001bd329"/>
    </style:style>
    <style:style style:name="P15" style:family="paragraph" style:parent-style-name="Standard">
      <style:text-properties officeooo:paragraph-rsid="001bd329"/>
    </style:style>
    <style:style style:name="P16" style:family="paragraph" style:parent-style-name="Standard">
      <style:text-properties fo:font-size="12pt" style:text-underline-style="none" officeooo:rsid="001bd329" officeooo:paragraph-rsid="001bd329" style:font-size-asian="12pt" style:font-size-complex="12pt"/>
    </style:style>
    <style:style style:name="P17" style:family="paragraph" style:parent-style-name="Standard">
      <style:text-properties fo:font-size="60pt" style:text-underline-style="solid" style:text-underline-width="auto" style:text-underline-color="font-color" officeooo:rsid="001bd329" officeooo:paragraph-rsid="001bd329" style:font-size-asian="60pt" style:font-size-complex="60pt"/>
    </style:style>
    <style:style style:name="P18" style:family="paragraph" style:parent-style-name="Contents_20_1">
      <style:paragraph-properties>
        <style:tab-stops>
          <style:tab-stop style:position="16.796cm" style:type="right" style:leader-style="dotted" style:leader-text="."/>
        </style:tab-stops>
      </style:paragraph-properties>
    </style:style>
    <style:style style:name="P19" style:family="paragraph" style:parent-style-name="Contents_20_2">
      <style:paragraph-properties>
        <style:tab-stops>
          <style:tab-stop style:position="16.297cm" style:type="right" style:leader-style="dotted" style:leader-text="."/>
        </style:tab-stops>
      </style:paragraph-properties>
    </style:style>
    <style:style style:name="P20" style:family="paragraph" style:parent-style-name="Heading_20_1">
      <style:paragraph-properties fo:break-before="page"/>
      <style:text-properties style:font-name="Helvetica" style:text-underline-style="solid" style:text-underline-width="auto" style:text-underline-color="font-color"/>
    </style:style>
    <style:style style:name="P21" style:family="paragraph" style:parent-style-name="Heading_20_2">
      <style:text-properties style:font-name="Helvetica" style:text-underline-style="solid" style:text-underline-width="auto" style:text-underline-color="font-color"/>
    </style:style>
    <style:style style:name="P22" style:family="paragraph" style:parent-style-name="Heading_20_3">
      <style:text-properties style:font-name="Helvetica" style:text-underline-style="solid" style:text-underline-width="auto" style:text-underline-color="font-color"/>
    </style:style>
    <style:style style:name="P23" style:family="paragraph" style:parent-style-name="Standard" style:master-page-name="First_20_Page">
      <style:paragraph-properties style:page-number="auto"/>
      <style:text-properties officeooo:rsid="001bd329" officeooo:paragraph-rsid="001bd329"/>
    </style:style>
    <style:style style:name="P24" style:family="paragraph" style:parent-style-name="Standard">
      <style:paragraph-properties fo:text-align="justify" style:justify-single-word="false"/>
      <style:text-properties style:font-name="helvetica1" fo:font-style="normal" officeooo:paragraph-rsid="0023898a" style:font-style-asian="normal" style:font-style-complex="normal"/>
    </style:style>
    <style:style style:name="P25" style:family="paragraph" style:parent-style-name="Standard">
      <style:text-properties style:font-name="helvetica1"/>
    </style:style>
    <style:style style:name="P26" style:family="paragraph" style:parent-style-name="Standard">
      <style:paragraph-properties fo:text-align="justify" style:justify-single-word="false"/>
      <style:text-properties style:font-name="helvetica1" officeooo:paragraph-rsid="0023898a"/>
    </style:style>
    <style:style style:name="P27" style:family="paragraph" style:parent-style-name="Standard">
      <style:paragraph-properties fo:text-align="justify" style:justify-single-word="false"/>
      <style:text-properties style:font-name="helvetica1" fo:font-size="6pt" officeooo:paragraph-rsid="0023898a" style:font-size-asian="5.25pt" style:font-size-complex="6pt"/>
    </style:style>
    <style:style style:name="P28" style:family="paragraph" style:parent-style-name="Standard">
      <style:paragraph-properties fo:text-align="center" style:justify-single-word="false"/>
      <style:text-properties style:font-name="helvetica1" fo:font-size="6pt" fo:font-style="italic" officeooo:paragraph-rsid="0023898a" style:font-size-asian="5.25pt" style:font-style-asian="italic" style:font-size-complex="6pt" style:font-style-complex="italic"/>
    </style:style>
    <style:style style:name="P29" style:family="paragraph" style:parent-style-name="Standard">
      <style:paragraph-properties fo:text-align="center" style:justify-single-word="false"/>
      <style:text-properties style:font-name="helvetica1" fo:font-style="italic" officeooo:paragraph-rsid="0023898a" style:font-style-asian="italic" style:font-style-complex="italic"/>
    </style:style>
    <style:style style:name="P30" style:family="paragraph" style:parent-style-name="Standard">
      <style:text-properties style:font-name="helvetica1" officeooo:paragraph-rsid="0023898a"/>
    </style:style>
    <style:style style:name="P31" style:family="paragraph" style:parent-style-name="Standard">
      <style:text-properties style:font-name="Helvetica" fo:font-size="6pt" fo:font-style="italic" style:font-size-asian="5.25pt" style:font-style-asian="italic" style:font-size-complex="6pt" style:font-style-complex="italic"/>
    </style:style>
    <style:style style:name="P32" style:family="paragraph" style:parent-style-name="Standard">
      <style:paragraph-properties fo:text-align="center" style:justify-single-word="false"/>
      <style:text-properties style:font-name="Helvetica" fo:font-style="italic" style:font-style-asian="italic" style:font-style-complex="italic"/>
    </style:style>
    <style:style style:name="P33" style:family="paragraph" style:parent-style-name="Standard">
      <style:text-properties style:font-name="Helvetica" officeooo:rsid="0023898a" officeooo:paragraph-rsid="0023898a"/>
    </style:style>
    <style:style style:name="P34" style:family="paragraph" style:parent-style-name="Standard">
      <style:paragraph-properties fo:text-align="center" style:justify-single-word="false"/>
      <style:text-properties style:font-name="Helvetica"/>
    </style:style>
    <style:style style:name="P35" style:family="paragraph" style:parent-style-name="Text_20_body">
      <style:paragraph-properties fo:text-align="justify" style:justify-single-word="false"/>
      <style:text-properties style:font-name="Helvetica"/>
    </style:style>
    <style:style style:name="P36" style:family="paragraph" style:parent-style-name="Text_20_body">
      <style:paragraph-properties fo:margin-top="0cm" fo:margin-bottom="0cm" style:contextual-spacing="false" fo:text-align="justify" style:justify-single-word="false"/>
      <style:text-properties style:font-name="Helvetica" fo:font-size="6pt" style:font-size-asian="5.25pt" style:font-size-complex="6pt"/>
    </style:style>
    <style:style style:name="P37" style:family="paragraph" style:parent-style-name="Text_20_body">
      <style:paragraph-properties fo:margin-top="0cm" fo:margin-bottom="0cm" style:contextual-spacing="false" fo:text-align="justify" style:justify-single-word="false"/>
      <style:text-properties style:font-name="Helvetica" style:text-underline-style="none"/>
    </style:style>
    <style:style style:name="P38" style:family="paragraph">
      <loext:graphic-properties draw:fill="solid" draw:fill-color="#c0c0c0" draw:opacity="50%"/>
      <style:text-properties style:font-name="helvetica" fo:font-size="1pt"/>
    </style:style>
    <style:style style:name="T1" style:family="text">
      <style:text-properties officeooo:rsid="0023898a"/>
    </style:style>
    <style:style style:name="T2" style:family="text">
      <style:text-properties style:font-name="Helvetica"/>
    </style:style>
    <style:style style:name="T3" style:family="text">
      <style:text-properties style:font-name="Helvetica" officeooo:rsid="002021e3"/>
    </style:style>
    <style:style style:name="T4" style:family="text">
      <style:text-properties officeooo:rsid="001bd329"/>
    </style:style>
    <style:style style:name="T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fo:font-size="11pt" fo:font-style="italic" style:font-size-asian="11pt" style:font-style-asian="italic" style:font-size-complex="11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c0c0c0" draw:opacity="50%" draw:auto-grow-height="false" draw:auto-grow-width="false" fo:min-height="15.543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6.459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0.423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17.373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15.543cm" fo:min-width="17cm" style:run-through="background" draw:wrap-influence-on-position="once-concurrent" loext:allow-overlap="tru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3"/>
      <text:p text:style-name="P13"/>
      <text:p text:style-name="P13"/>
      <text:p text:style-name="P13"/>
      <text:p text:style-name="P13"/>
      <text:p text:style-name="P13"/>
      <text:p text:style-name="P13"/>
      <text:p text:style-name="P13"/>
      <text:p text:style-name="P15"/>
      <text:p text:style-name="P15"/>
      <text:p text:style-name="P15"/>
      <text:p text:style-name="P15"/>
      <text:p text:style-name="P15"/>
      <text:p text:style-name="P15"/>
      <text:p text:style-name="P17"><text:file-name text:display="name">indices</text:file-name></text:p>
      <text:p text:style-name="P16">Marcos Miquel Lisarde</text:p>
      <text:p text:style-name="P14"/>
      <text:p text:style-name="P1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8"><text:a xlink:type="simple" xlink:href="#__RefHeading___Toc425_2066930409" text:style-name="Index_20_Link" text:visited-style-name="Index_20_Link">Noticias Internacionales<text:tab/>3</text:a></text:p>
          <text:p text:style-name="P19"><text:a xlink:type="simple" xlink:href="#__RefHeading___Toc390_1091882690" text:style-name="Index_20_Link" text:visited-style-name="Index_20_Link">El huracán ‘Milton’ azota con furia una Florida en vilo<text:tab/>3</text:a></text:p>
          <text:p text:style-name="P19"><text:a xlink:type="simple" xlink:href="#__RefHeading___Toc392_1091882690" text:style-name="Index_20_Link" text:visited-style-name="Index_20_Link">Un ataque de Israel al cuartel de la ONU en Líbano causa heridas a dos cascos azules<text:tab/>3</text:a></text:p>
          <text:p text:style-name="P19"><text:a xlink:type="simple" xlink:href="#__RefHeading___Toc394_1091882690" text:style-name="Index_20_Link" text:visited-style-name="Index_20_Link">Maratón diplomático de Zelenski para presentar en Europa un plan que prevé finalizar la guerra en 2025<text:tab/>3</text:a></text:p>
          <text:p text:style-name="P18"><text:a xlink:type="simple" xlink:href="#__RefHeading___Toc427_2066930409" text:style-name="Index_20_Link" text:visited-style-name="Index_20_Link">Noticias De Europa<text:tab/>4</text:a></text:p>
          <text:p text:style-name="P19"><text:a xlink:type="simple" xlink:href="#__RefHeading___Toc396_1091882690" text:style-name="Index_20_Link" text:visited-style-name="Index_20_Link">Nuria Montes pide un plan en Europa para el sector de la automoción<text:tab/>4</text:a></text:p>
          <text:p text:style-name="P19"><text:a xlink:type="simple" xlink:href="#__RefHeading___Toc398_1091882690" text:style-name="Index_20_Link" text:visited-style-name="Index_20_Link">Microsoft anuncia que su servicio de correo electrónico Outlook presenta fallos en Europa<text:tab/>4</text:a></text:p>
          <text:p text:style-name="P19"><text:a xlink:type="simple" xlink:href="#__RefHeading___Toc400_1091882690" text:style-name="Index_20_Link" text:visited-style-name="Index_20_Link">La OMC asegura que Europa “actúa como un lastre” para la recuperación del comercio global<text:tab/>4</text:a></text:p>
          <text:p text:style-name="P18"><text:a xlink:type="simple" xlink:href="#__RefHeading___Toc429_2066930409" text:style-name="Index_20_Link" text:visited-style-name="Index_20_Link">Noticias de España<text:tab/>5</text:a></text:p>
        </text:index-body>
      </text:table-of-content>
      <text:p text:style-name="P4"/>
      <text:h text:style-name="P20" text:outline-level="1"><text:bookmark-start text:name="__RefHeading___Toc425_2066930409"/>Noticias Internacionales<text:bookmark-end text:name="__RefHeading___Toc425_2066930409"/></text:h>
      <text:h text:style-name="Heading_20_2" text:outline-level="2"><text:bookmark-start text:name="__RefHeading___Toc390_1091882690"/>El huracán ‘Milton’ azota con furia una Florida en vilo<text:bookmark-end text:name="__RefHeading___Toc390_1091882690"/></text:h>
      <text:p text:style-name="P5">El ciclón, que rebaja su fuerza a categoría 1, toca tierra por la localidad de Siesta Key, al sur de la ciudad de Tampa. Casi tres millones de personas se quedan sin luz en todo el Estado. Al menos dos muertos en las primeras horas.</text:p>
      <text:p text:style-name="P7"/>
      <text:p text:style-name="P3">Paralizado y en vilo, el Estado de Florida contiene la respiración al paso del huracán Milton, rebajado a categoría 1 tras tocar tierra, acompañado en su avance por potentes vientos, lluvias torrenciales y el riesgo inminente de inundaciones repentinas. En un primer balance provisional, al menos dos personas han perdido la vida a consecuencia del tornado.</text:p>
      <text:p text:style-name="P2"/>
      <text:p text:style-name="P2"/>
      <text:h text:style-name="Heading_20_2" text:outline-level="2"><text:bookmark-start text:name="__RefHeading___Toc392_1091882690"/>Un ataque de Israel al cuartel de la ONU en Líbano causa heridas a dos cascos azules<text:bookmark-end text:name="__RefHeading___Toc392_1091882690"/></text:h>
      <text:p text:style-name="P5">La misión de Naciones Unidas denuncia que los ataques son “repetidos” y “deliberados”. Al menos 22 muertos y 117 heridos en un bombardeo contra un mando de Hezbolá, el más letal de la guerra en Beirut.</text:p>
      <text:p text:style-name="P7"/>
      <text:p text:style-name="P3">El ejército israelí ha “atacado repetidamente” el cuartel general de los cascos azules y sus posiciones cercanas en el sur de Líbano en las últimas 24 horas, con un disparo de tanque que ha herido a dos militares al derribar una torre de observación.</text:p>
      <text:p text:style-name="P2"/>
      <text:p text:style-name="P2"/>
      <text:h text:style-name="Heading_20_2" text:outline-level="2"><text:bookmark-start text:name="__RefHeading___Toc394_1091882690"/>Maratón diplomático de Zelenski para presentar en Europa un plan que prevé finalizar la guerra en 2025<text:bookmark-end text:name="__RefHeading___Toc394_1091882690"/></text:h>
      <text:p text:style-name="P5">El presidente ucranio se reúne este jueves y viernes con los líderes del Reino Unido, Francia, Italia y Alemania.</text:p>
      <text:p text:style-name="P7"/>
      <text:p text:style-name="P3">La paz está más cerca de lo que pensamos”, dijo Volodímir Zelenski en septiembre en su viaje a Estados Unidos. “Hemos de tomar la acción decisiva [en el campo de batalla] para finalizar la guerra no más tarde de 2025″, precisó el presidente ucranio el pasado miércoles desde Croacia.</text:p>
      <text:p text:style-name="P2"/>
      <text:p text:style-name="P2"/>
      <text:p text:style-name="P2"/>
      <text:p text:style-name="P2"/>
      <text:p text:style-name="P2"/>
      <text:p text:style-name="P2"/>
      <text:h text:style-name="P21" text:outline-level="2"><text:soft-page-break/></text:h>
      <text:h text:style-name="Heading_20_1" text:outline-level="1"><text:bookmark-start text:name="__RefHeading___Toc427_2066930409"/>Noticias De Europa<text:bookmark-end text:name="__RefHeading___Toc427_2066930409"/></text:h>
      <text:h text:style-name="Heading_20_2" text:outline-level="2"><text:bookmark-start text:name="__RefHeading___Toc396_1091882690"/>Nuria Montes pide un plan en Europa para el sector de la automoción<text:bookmark-end text:name="__RefHeading___Toc396_1091882690"/></text:h>
      <text:p text:style-name="P34"><text:span text:style-name="T6">La consellera ha intervenido ante el Comité de las Regiones dentro de la Semana Europea de las Regiones y las Ciudades</text:span></text:p>
      <text:p text:style-name="P36"/>
      <text:p text:style-name="P35">Nuria Montes, que ha intervenido en Bruselas en la Semana Europea de las Regiones y las Ciudades, que organiza el Comité de las Regiones, ha reclamado que “hay que afrontar de manera conjunta el reto de la electrificación de la industria automovilística bajo condiciones de seguridad, tanto para los consumidores como para los fabricantes.”</text:p>
      <text:p text:style-name="P25"/>
      <text:h text:style-name="Heading_20_2" text:outline-level="2"><text:bookmark-start text:name="__RefHeading___Toc398_1091882690"/>Microsoft anuncia que su servicio de correo electrónico Outlook presenta fallos en Europa<text:bookmark-end text:name="__RefHeading___Toc398_1091882690"/></text:h>
      <text:p text:style-name="P32">Muchos clientes no pueden recibir correos electrónicos y también se ha observado un elevado uso de memoria mientras se utiliza el servicio de mensajería</text:p>
      <text:p text:style-name="P31"/>
      <text:p text:style-name="P26">Con el fallo a nivel global de CrowdStrike que inhabilitó miles de equipos informáticos de Microsoft todavía el recuerdo, esta tarde se ha conocido un nuevo percance de la compañía. Esta vez afecta a su servicio de correo electrónico, Outlook.</text:p>
      <text:p text:style-name="P27"/>
      <text:p text:style-name="P26">El sistema presenta fallos de funcionamiento en Europa, que en algunos casos no está permitiendo recibir los mensajes electrónicos y que la compañía asegura que ya investigando, según informa Efe.</text:p>
      <text:p text:style-name="P26"/>
      <text:p text:style-name="P26"/>
      <text:h text:style-name="Heading_20_2" text:outline-level="2"><text:bookmark-start text:name="__RefHeading___Toc400_1091882690"/>La OMC asegura que Europa “actúa como un lastre” para la recuperación del comercio global<text:bookmark-end text:name="__RefHeading___Toc400_1091882690"/></text:h>
      <text:p text:style-name="P29">El sector automotriz y los químicos farmacéuticos, de auge en la pandemia, ahora frenan la región</text:p>
      <text:p text:style-name="P28"/>
      <text:p text:style-name="P24">“Europa está actuando como un lastre” para la recuperación global del intercambio de bienes. Esta es una de las afirmaciones que resuena en el último informe publicado este miércoles por la Organización Mundial del Comercio, en el que se dibuja a un continente atrapado en una espiral de bajo crecimiento, altos costos energéticos y una demanda interna deprimida.</text:p>
      <text:p text:style-name="P30"/>
      <text:h text:style-name="P22" text:outline-level="3"><text:soft-page-break/></text:h>
      <text:h text:style-name="Heading_20_1" text:outline-level="1"><text:bookmark-start text:name="__RefHeading___Toc429_2066930409"/>Noticias de España<text:bookmark-end text:name="__RefHeading___Toc429_2066930409"/></text:h>
      <text:p text:style-name="P6">Bruselas desconoce el destino de los fondos europeos en España: no sabe cuánto se ha entregado, ni a quién ni por qué</text:p>
      <text:p text:style-name="P9">El Tribunal de Cuentas de la UE alerta de las "deficiencias persistentes" en el sistema de control de los fondos europeos en España: "El gran problema del plan es que es muy difícil poder seguir dónde está el dinero"</text:p>
      <text:p text:style-name="P8"/>
      <text:p text:style-name="P12">El Gobierno español ha pasado raspado el examen de los auditores europeos sobre la gestión de los fondos europeos Next Generation EU del Plan de Recuperación. No han llegado a suspender a los gestores españoles, pero han criticado la "insuficiente diligencia" con la que han tramitado hasta ahora los fondos recibidos.</text:p>
      <text:p text:style-name="P11"/>
      <text:p text:style-name="P6">Comunicado urgente de la AEMET por la nueva borrasca: las lluvias y tormentas van a barrer España</text:p>
      <text:p text:style-name="P10">Este viernes de diez provincias están en alerta por lluvia, tormenta, olas y viento en un día en el que la peor parte se la llevará Andalucía, donde Cádiz, Córdoba, Huelva y Sevilla llegarán a nivel naranja.</text:p>
      <text:p text:style-name="P8"/>
      <text:p text:style-name="P12">La borrasca Kirk se ha alejado de España, dejando tras de sí cifras de récord. Los vientos huracanados; con rachas que en algunos casos superaron los 200 kilómetros por hora, acompañadas por fuertes trombas de agua, provocaron al menos seis heridos y causaron estragos en varias regiones españolas, sobre todo del norte, como Galicia, Cantabria, País Vasco y Castilla y León, con importantes daños materiales en bajos de vivienda y mobiliario urbano.</text:p>
      <text:p text:style-name="P11"/>
      <text:p text:style-name="P6">Leapmotor inicia su andadura en España y presenta dos nuevos modelos en el Salón de París</text:p>
      <text:p text:style-name="P10">Además de abrir los pedidos del T03 y del C10, la firma china liderada por Stellantis desvela un nuevo vehículo del segmento B y uno más grande y con seis asientos</text:p>
      <text:p text:style-name="P8"/>
      <text:p text:style-name="P37"><text:span text:style-name="T5">Leapmotor International, la empresa conjunta formada al 51%-49% por Stellantis y el fabricante chino Leapmotor, acaba de abrir los pedidos de sus dos primeros modelos eléctricos en el mercado español. Al mismo tiempo, se prepara para desvelar otros dos vehículos en el Salón del Automóvil de París, que se celebra la semana próxima en la capital del Sen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style:font-family-generic="swiss"/>
    <style:font-face style:name="Helvetica1" svg:font-family="Helvetica" style:font-adornments="Negrita" style:font-family-generic="swiss"/>
    <style:font-face style:name="Helvetica2" svg:font-family="Helvetica" style:font-adornments="Norm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helvetica" svg:font-family="helvetica" style:font-family-generic="roman" style:font-pitch="variable"/>
    <style:font-face style:name="helvetica1" svg:font-family="helvetic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2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8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Helvetica" fo:font-family="Helvetica" style:font-family-generic="swiss" fo:font-size="16pt" style:text-underline-style="solid" style:text-underline-width="auto" style:text-underline-color="font-color"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Helvetica1" fo:font-family="Helvetica" style:font-style-name="Negrita"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Helvetica2" fo:font-family="Helvetica" style:font-style-name="Normal" style:font-family-generic="swis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Helvetica2" fo:font-family="Helvetica" style:font-style-name="Normal" style:font-family-generic="swis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Helvetica2" fo:font-family="Helvetica" style:font-style-name="Normal" style:font-family-generic="swis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
    </style:style>
    <style:style style:name="MP2" style:family="paragraph">
      <loext:graphic-properties draw:fill="solid" draw:fill-color="#c0c0c0" draw:opacity="50%"/>
      <style:text-properties style:font-name="helvetica" fo:font-size="1pt"/>
    </style:style>
    <style:style style:name="MT1" style:family="text">
      <style:text-properties officeooo:rsid="0023898a"/>
    </style:style>
    <style:style style:name="MT2" style:family="text">
      <style:text-properties style:font-name="Helvetica" officeooo:rsid="002021e3"/>
    </style:style>
    <style:style style:name="MT3" style:family="text">
      <style:text-properties style:font-name="Helvetica"/>
    </style:style>
    <style:style style:name="MT4" style:family="text">
      <style:text-properties officeooo:rsid="001bd329"/>
    </style:style>
    <style:style style:name="Mgr1" style:family="graphic">
      <style:graphic-properties draw:stroke="none" draw:fill="solid" draw:fill-color="#c0c0c0" draw:opacity="50%" draw:auto-grow-height="false" draw:auto-grow-width="false" fo:min-height="15.543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7.373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0.423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6.459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order-top="none" fo:border-bottom="0.51pt dash-dot-dot #000000" fo:border-left="none" fo:border-right="none" fo:padding="0.049cm"/>
      </style:header-style>
      <style:footer-style>
        <style:header-footer-properties fo:min-height="0.998cm" fo:margin-left="0cm" fo:margin-right="0cm" fo:margin-top="0.499cm" fo:border-top="0.51pt dash-dot-dot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20" style:layout-grid-base-height="0.706cm" style:layout-grid-ruby-height="0.353cm" style:layout-grid-mode="none" style:layout-grid-ruby-below="false" style:layout-grid-print="false" style:layout-grid-display="fals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text:span text:style-name="MT1"><text:s text:c="18"/>Marcos Miquel Lisarde</text:span><text:tab/> <text:s text:c="46"/><text:file-name text:display="name">indices</text:file-name><draw:custom-shape text:anchor-type="char" draw:z-index="2" draw:name="PowerPlusWaterMarkObject 1" draw:style-name="Mgr1" draw:text-style-name="MP2" svg:width="16.999cm" svg:height="15.542cm" draw:transform="rotate (0.785398163397448) translate (-2.10294444444444cm 12.3878194444444cm)"><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eader_20_left"><draw:custom-shape text:anchor-type="char" draw:z-index="3" draw:name="PowerPlusWaterMarkObject" draw:style-name="Mgr1" draw:text-style-name="MP2" svg:width="16.999cm" svg:height="15.542cm" draw:transform="rotate (0.785398163397448) translate (-2.10294444444444cm 12.4088194444444cm)"><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Footer"><text:tab/><text:span text:style-name="MT2">Pag. </text:span><text:span text:style-name="MT3"><text:page-number text:select-page="current">5</text:page-number></text:span></text:p>
      </style:footer>
      <style:footer-first>
        <text:p text:style-name="Footer"><text:tab/><text:span text:style-name="MT4">Pag. </text:span><text:span text:style-name="MT4"><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4" draw:name="PowerPlusWaterMarkObject" draw:style-name="Mgr2" draw:text-style-name="MP2" svg:width="19cm" svg:height="17.372cm" draw:transform="rotate (0.785398163397448) translate (-1.11301388888889cm 14.0619027777778cm)"><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5" draw:name="PowerPlusWaterMarkObject" draw:style-name="Mgr1" draw:text-style-name="MP2" svg:width="16.999cm" svg:height="15.542cm" draw:transform="rotate (0.785398163397448)"><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6" draw:name="PowerPlusWaterMarkObject" draw:style-name="Mgr1" draw:text-style-name="MP2" svg:width="16.999cm" svg:height="15.542cm" draw:transform="rotate (0.785398163397448)"><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7" draw:name="PowerPlusWaterMarkObject" draw:style-name="Mgr1" draw:text-style-name="MP2" svg:width="16.999cm" svg:height="15.542cm" draw:transform="rotate (0.785398163397448)"><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8" draw:name="PowerPlusWaterMarkObject" draw:style-name="Mgr3" draw:text-style-name="MP2" svg:width="11.399cm" svg:height="10.422cm" draw:transform="rotate (0.785398163397448)"><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9" draw:name="PowerPlusWaterMarkObject" draw:style-name="Mgr4" draw:text-style-name="MP2" svg:width="17.999cm" svg:height="16.458cm" draw:transform="rotate (0.785398163397448)"><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10" draw:name="PowerPlusWaterMarkObject" draw:style-name="Mgr1" draw:text-style-name="MP2" svg:width="16.999cm" svg:height="15.542cm" draw:transform="rotate (0.785398163397448)"><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11" draw:name="PowerPlusWaterMarkObject" draw:style-name="Mgr1" draw:text-style-name="MP2" svg:width="16.999cm" svg:height="15.542cm" draw:transform="rotate (0.785398163397448)"><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2" draw:name="PowerPlusWaterMarkObject" draw:style-name="Mgr1" draw:text-style-name="MP2" svg:width="16.999cm" svg:height="15.542cm" draw:transform="rotate (0.785398163397448)"><text:p>P.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4-10-18T12:39:49.378397458</dc:date>
    <meta:editing-duration>PT1H24M23S</meta:editing-duration>
    <meta:editing-cycles>6</meta:editing-cycles>
    <meta:generator>LibreOffice/7.5.1.2$Linux_X86_64 LibreOffice_project/fcbaee479e84c6cd81291587d2ee68cba099e129</meta:generator>
    <meta:document-statistic meta:table-count="0" meta:image-count="0" meta:object-count="0" meta:page-count="5" meta:paragraph-count="46" meta:word-count="1043" meta:character-count="6210" meta:non-whitespace-character-count="5146"/>
  </office:meta>
</office:document-meta>
</file>